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48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émetteur normal</text:p>
          </table:table-cell>
          <table:table-cell office:value-type="string" calcext:value-type="string">
            <text:p>récepteur</text:p>
          </table:table-cell>
          <table:table-cell office:value-type="string" calcext:value-type="string">
            <text:p>protocole</text:p>
          </table:table-cell>
          <table:table-cell table:style-name="Default"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modifier la vitesse de rotation de la roue 1 dans le buffeur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ifier la vitesse de rotation de la roue 2 dans le buffeur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ifier la vitesse de rotation de la roue 3 dans le buffeur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me les stepper robot principale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table:style-name="ce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odifie le déploiement de la pince 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ésarme les stepper robot principale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odifier l’emplacement plateau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odifie l’ouverture de la pince 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et a jour le nombre de points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t a jour la vitesse des moteurs stockées dans les buffeurs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modifie la hauteur de la pince 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modifie le déploiement de la pince 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nano bras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odifie l’ouverture de la pince 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nano bras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emander l'exécution d'un des programmes à la pince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nano bras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odifie la hauteur de la pince </text:p>
          </table:table-cell>
          <table:table-cell office:value-type="string" calcext:value-type="string">
            <text:p>Mega robot</text:p>
          </table:table-cell>
          <table:table-cell office:value-type="string" calcext:value-type="string">
            <text:p>nano bras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ermet de calibre le stick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ano télécommande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</text:p>
          </table:table-cell>
        </table:table-row>
      </table:table>
      <table:named-expressions/>
      <table:database-ranges>
        <table:database-range table:name="__Anonymous_Sheet_DB__0" table:target-range-address="Feuille1.A2:Feuille1.E18" table:contains-header="fals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08:46:46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2-25T13:28:15.476000000</meta:creation-date>
    <dc:date>2024-03-11T08:48:16.127000000</dc:date>
    <meta:editing-duration>PT15H9M28S</meta:editing-duration>
    <meta:editing-cycles>9</meta:editing-cycles>
    <meta:generator>LibreOffice/6.4.7.2$Windows_X86_64 LibreOffice_project/639b8ac485750d5696d7590a72ef1b496725cfb5</meta:generator>
    <meta:document-statistic meta:table-count="1" meta:cell-count="85" meta:object-count="0"/>
  </office:meta>
</office:document-meta>
</file>